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ChapterNumber_.bgt"><text:variable-set text:name="Left_Guideword" text:display="none" text:formula="ooow: 1" office:value-type="string" office:string-value=" 1"/></text:span><text:span text:style-name="ChapterNumber_.bgt"><text:variable-set text:name="Right_Guideword" text:display="none" text:formula="ooow: 1" office:value-type="string" office:string-value=" 1"/></text:span><text:span/><text:span text:style-name="VerseNumber1_Paragraph1_scrSection_columns_scrBook_scrBody"> 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 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text:span text:style-name="NoteGeneralParagraph..footnote-marker">17 =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VerseNumber_Paragraph_scrSection_columns_scrBook_scrBody"> 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 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 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 "> </text:note-citation><text:note-body><text:p text:style-name="NoteCrossHYPHENReferenceParagraph"><text:span text:style-name="NoteCrossHYPHENReferenceParagraph..footnote-marker">116 = </text:span><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 17</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 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 25</text:span><text:span text:style-name="span_Line1_scrSection_columns_scrBook_scrBody">kari na haghoregna a Lod ke mono thovohaliu.”</text:span><text:note text:id="ftn3" text:note-class="footnote"><text:note-citation text:label=" "> </text:note-citation><text:note-body><text:p text:style-name="NoteCrossHYPHENReferenceParagraph"><text:span text:style-name="NoteCrossHYPHENReferenceParagraph..footnote-marker">125 =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 text:display="none" text:formula="ooow: 2" office:value-type="string" office:string-value=" 2"/></text:span><text:span text:style-name="ChapterNumber_.bgt"><text:variable-set text:name="Right_Guideword" text:display="none" text:formula="ooow: 2" office:value-type="string" office:string-value=" 2"/></text:span><text:span/><text:span text:style-name="VerseNumber1_Paragraph1_scrSection_columns_scrBook_scrBody"> 1</text:span><text:span text:style-name="span_Paragraph1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1_scrSection_columns_scrBook_scrBody">2</text:span><text:span text:style-name="span_Paragraph1_scrSection_columns_scrBook_scrBody">Oti vaghagna na komi meomeo kena eu havi kena rofo mena haga susuu ghadia. Oti rofo eigna na haghoregna a God eigna nimiu na vaututuni keda heta, ma a God keda vahavighamu. </text:span><text:span text:style-name="VerseNumber_Paragraph1_scrSection_columns_scrBook_scrBody">3</text:span><text:span text:style-name="span_Paragraph1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 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text:span text:style-name="NoteGeneralParagraph..footnote-marker">24 =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 </text:note-citation><text:note-body><text:p text:style-name="NoteCrossHYPHENReferenceParagraph"><text:span text:style-name="NoteCrossHYPHENReferenceParagraph..footnote-marker">26 = </text:span><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 7</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 </text:note-citation><text:note-body><text:p text:style-name="NoteCrossHYPHENReferenceParagraph"><text:span text:style-name="NoteCrossHYPHENReferenceParagraph..footnote-marker">27 = </text:span><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 8</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 </text:note-citation><text:note-body><text:p text:style-name="NoteCrossHYPHENReferenceParagraph"><text:span text:style-name="NoteCrossHYPHENReferenceParagraph..footnote-marker">28 =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VerseNumber_Paragraph_scrSection_columns_scrBook_scrBody"> 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 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 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text:span text:style-name="NoteGeneralParagraph..footnote-marker">213 =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 18</text:span><text:span text:style-name="span_Paragraph_scrSection_columns_scrBook_scrBody">Ighamu na komi tinoni seka,</text:span><text:note text:id="ftn9" text:note-class="footnote"><text:note-citation text:label="†">†</text:note-citation><text:note-body><text:p text:style-name="NoteGeneralParagraph"><text:span text:style-name="NoteGeneralParagraph..footnote-marker">218 =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 text:display="none" text:formula="ooow: 3" office:value-type="string" office:string-value=" 3"/></text:span><text:span text:style-name="ChapterNumber_.bgt"><text:variable-set text:name="Right_Guideword" text:display="none" text:formula="ooow: 3" office:value-type="string" office:string-value=" 3"/></text:span><text:span/><text:span text:style-name="VerseNumber1_Paragraph1_scrSection_columns_scrBook_scrBody"> 1</text:span><text:span text:style-name="span_Paragraph1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1_scrSection_columns_scrBook_scrBody">2</text:span><text:span text:style-name="span_Paragraph1_scrSection_columns_scrBook_scrBody">eigna imarea kedana reghi leghua na puhimiu ke jino mena reghia mua ighamu koti ghaghana bohea a God. </text:span><text:span text:style-name="VerseNumber_Paragraph1_scrSection_columns_scrBook_scrBody">3</text:span><text:span text:style-name="span_Paragraph1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1_scrSection_columns_scrBook_scrBody">4</text:span><text:span text:style-name="span_Paragraph1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1_scrSection_columns_scrBook_scrBody">5</text:span><text:span text:style-name="span_Paragraph1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1_scrSection_columns_scrBook_scrBody">6</text:span><text:span text:style-name="span_Paragraph1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 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 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 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 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 </text:note-citation><text:note-body><text:p text:style-name="NoteCrossHYPHENReferenceParagraph"><text:span text:style-name="NoteCrossHYPHENReferenceParagraph..footnote-marker">312 =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VerseNumber_Paragraph_scrSection_columns_scrBook_scrBody"> 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 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 text:display="none" text:formula="ooow: 4" office:value-type="string" office:string-value=" 4"/></text:span><text:span text:style-name="ChapterNumber_.bgt"><text:variable-set text:name="Right_Guideword" text:display="none" text:formula="ooow: 4" office:value-type="string" office:string-value=" 4"/></text:span><text:span/><text:span text:style-name="VerseNumber1_Paragraph1_scrSection_columns_scrBook_scrBody"> 1</text:span><text:span text:style-name="span_Paragraph1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1_scrSection_columns_scrBook_scrBody">2</text:span><text:span text:style-name="span_Paragraph1_scrSection_columns_scrBook_scrBody">Imanea ke taveti sania na koakoa eigna keda boi leghua mua nigna na komi vanohehe ke dika kori vido ke talu havi mua kori maramagna. Keana imanea keda leghua vamua nigna na vanohehe a God. </text:span><text:span text:style-name="VerseNumber_Paragraph1_scrSection_columns_scrBook_scrBody">3</text:span><text:span text:style-name="span_Paragraph1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 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 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 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 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 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 </text:note-citation><text:note-body><text:p text:style-name="NoteCrossHYPHENReferenceParagraph"><text:span text:style-name="NoteCrossHYPHENReferenceParagraph..footnote-marker">418 = </text:span><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 19</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 text:display="none" text:formula="ooow: 5" office:value-type="string" office:string-value=" 5"/></text:span><text:span text:style-name="ChapterNumber_.bgt"><text:variable-set text:name="Right_Guideword" text:display="none" text:formula="ooow: 5" office:value-type="string" office:string-value=" 5"/></text:span><text:span/><text:span text:style-name="VerseNumber1_Paragraph1_scrSection_columns_scrBook_scrBody"> 1</text:span><text:span text:style-name="span_Paragraph1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1_scrSection_columns_scrBook_scrBody">2</text:span><text:span text:style-name="span_Paragraph1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1_scrSection_columns_scrBook_scrBody">3</text:span><text:span text:style-name="span_Paragraph1_scrSection_columns_scrBook_scrBody">Saghoi hurura arahai koti batura vaghagna ighamu koti vunaghidia, keana oti tateli vanira na puhimiu ke nabagna kedana leghua. </text:span><text:span text:style-name="VerseNumber_Paragraph1_scrSection_columns_scrBook_scrBody">4</text:span><text:span text:style-name="span_Paragraph1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 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 </text:note-citation><text:note-body><text:p text:style-name="NoteCrossHYPHENReferenceParagraph"><text:span text:style-name="NoteCrossHYPHENReferenceParagraph..footnote-marker">55 = </text:span><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 6</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342pt" svg:height="220.784810126582pt"><draw:text-box fo:min-height="0in"><draw:frame draw:style-name="Graphics0" draw:name="Graphics0" text:anchor-type="paragraph" svg:width="342pt" svg:height="220.78481012658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VerseNumber_Paragraph_scrSection_columns_scrBook_scrBody"> 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 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 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 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 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text:span text:style-name="NoteGeneralParagraph..footnote-marker">514 =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office:automatic-styles>
  <office:master-styles>
    <style:master-page style:name="Standard" style:page-layout-name="pm1"/>
    <style:master-page style:name="First_20_Page" style:display-name="First Page" style:next-style-name="XHTML" style:page-layout-name="pm3">
      <style:header>
        <text:p text:style-name="Header">
          <text:tab/>
          <text:tab/>
        </text:p>
      </style:header>
      <style:footer>
        <text:p text:style-name="Footer">
          <text:tab/>
          <text:page-number text:select-page="current">4</text:page-number>
          <text:tab/>
        </text:p>
      </style:footer>
    </style:master-page>
    <style:master-page style:name="XHTML" style:page-layout-name="pm2" style:next-style-name="XHTML">
      <style:header>
        <text:p text:style-name="Header">
          <text:tab/>
          <text:tab/>
        </text:p>
      </style:header>
      <style:footer>
        <text:p text:style-name="Footer">
          <text:tab/>
          <text:page-number text:select-page="current">4</text:page-number>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6-03T14:48:18</meta:creation-date>
    <dc:creator>James</dc:creator>
    <dc:date>2011-06-03T14:48:18</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3.1168</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True"
Const OutputFormat = "odt"
Const FilePath = "E:\SVN\pathway\Test\PsExport\TestFiles\Output\T2\1pe"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